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1_14:47:50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70624" calcext:value-type="float">
            <text:p>70624</text:p>
          </table:table-cell>
          <table:table-cell office:value-type="float" office:value="54126" calcext:value-type="float">
            <text:p>54126</text:p>
          </table:table-cell>
          <table:table-cell office:value-type="float" office:value="16498" calcext:value-type="float">
            <text:p>16498</text:p>
          </table:table-cell>
          <table:table-cell/>
          <table:table-cell office:value-type="float" office:value="131777" calcext:value-type="float">
            <text:p>131777</text:p>
          </table:table-cell>
          <table:table-cell office:value-type="float" office:value="100151" calcext:value-type="float">
            <text:p>100151</text:p>
          </table:table-cell>
          <table:table-cell office:value-type="float" office:value="31626" calcext:value-type="float">
            <text:p>31626</text:p>
          </table:table-cell>
          <table:table-cell/>
          <table:table-cell office:value-type="float" office:value="533334" calcext:value-type="float">
            <text:p>533334</text:p>
          </table:table-cell>
          <table:table-cell office:value-type="float" office:value="426747" calcext:value-type="float">
            <text:p>426747</text:p>
          </table:table-cell>
          <table:table-cell office:value-type="float" office:value="106587" calcext:value-type="float">
            <text:p>106587</text:p>
          </table:table-cell>
          <table:table-cell/>
          <table:table-cell table:formula="of:=[.M2]/([.E2]+[.I2]+[.M2])" office:value-type="percentage" office:value="0.688942609122816" calcext:value-type="percentage">
            <text:p>68.89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59306" calcext:value-type="float">
            <text:p>59306</text:p>
          </table:table-cell>
          <table:table-cell office:value-type="float" office:value="45122" calcext:value-type="float">
            <text:p>45122</text:p>
          </table:table-cell>
          <table:table-cell office:value-type="float" office:value="14184" calcext:value-type="float">
            <text:p>14184</text:p>
          </table:table-cell>
          <table:table-cell/>
          <table:table-cell office:value-type="float" office:value="147791" calcext:value-type="float">
            <text:p>147791</text:p>
          </table:table-cell>
          <table:table-cell office:value-type="float" office:value="111161" calcext:value-type="float">
            <text:p>111161</text:p>
          </table:table-cell>
          <table:table-cell office:value-type="float" office:value="36630" calcext:value-type="float">
            <text:p>36630</text:p>
          </table:table-cell>
          <table:table-cell/>
          <table:table-cell office:value-type="float" office:value="526747" calcext:value-type="float">
            <text:p>526747</text:p>
          </table:table-cell>
          <table:table-cell office:value-type="float" office:value="422087" calcext:value-type="float">
            <text:p>422087</text:p>
          </table:table-cell>
          <table:table-cell office:value-type="float" office:value="104660" calcext:value-type="float">
            <text:p>104660</text:p>
          </table:table-cell>
          <table:table-cell/>
          <table:table-cell table:formula="of:=[.M3]/([.E3]+[.I3]+[.M3])" office:value-type="percentage" office:value="0.673167217669835" calcext:value-type="percentage">
            <text:p>67.32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66445" calcext:value-type="float">
            <text:p>66445</text:p>
          </table:table-cell>
          <table:table-cell office:value-type="float" office:value="51501" calcext:value-type="float">
            <text:p>51501</text:p>
          </table:table-cell>
          <table:table-cell office:value-type="float" office:value="14944" calcext:value-type="float">
            <text:p>14944</text:p>
          </table:table-cell>
          <table:table-cell/>
          <table:table-cell office:value-type="float" office:value="104090" calcext:value-type="float">
            <text:p>104090</text:p>
          </table:table-cell>
          <table:table-cell office:value-type="float" office:value="77022" calcext:value-type="float">
            <text:p>77022</text:p>
          </table:table-cell>
          <table:table-cell office:value-type="float" office:value="27068" calcext:value-type="float">
            <text:p>27068</text:p>
          </table:table-cell>
          <table:table-cell/>
          <table:table-cell office:value-type="float" office:value="545751" calcext:value-type="float">
            <text:p>545751</text:p>
          </table:table-cell>
          <table:table-cell office:value-type="float" office:value="436380" calcext:value-type="float">
            <text:p>436380</text:p>
          </table:table-cell>
          <table:table-cell office:value-type="float" office:value="109371" calcext:value-type="float">
            <text:p>109371</text:p>
          </table:table-cell>
          <table:table-cell/>
          <table:table-cell table:formula="of:=[.M4]/([.E4]+[.I4]+[.M4])" office:value-type="percentage" office:value="0.722478745962228" calcext:value-type="percentage">
            <text:p>72.25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57984" calcext:value-type="float">
            <text:p>57984</text:p>
          </table:table-cell>
          <table:table-cell office:value-type="float" office:value="43474" calcext:value-type="float">
            <text:p>43474</text:p>
          </table:table-cell>
          <table:table-cell office:value-type="float" office:value="14510" calcext:value-type="float">
            <text:p>14510</text:p>
          </table:table-cell>
          <table:table-cell/>
          <table:table-cell office:value-type="float" office:value="149307" calcext:value-type="float">
            <text:p>149307</text:p>
          </table:table-cell>
          <table:table-cell office:value-type="float" office:value="112405" calcext:value-type="float">
            <text:p>112405</text:p>
          </table:table-cell>
          <table:table-cell office:value-type="float" office:value="36902" calcext:value-type="float">
            <text:p>36902</text:p>
          </table:table-cell>
          <table:table-cell/>
          <table:table-cell office:value-type="float" office:value="531778" calcext:value-type="float">
            <text:p>531778</text:p>
          </table:table-cell>
          <table:table-cell office:value-type="float" office:value="427083" calcext:value-type="float">
            <text:p>427083</text:p>
          </table:table-cell>
          <table:table-cell office:value-type="float" office:value="104695" calcext:value-type="float">
            <text:p>104695</text:p>
          </table:table-cell>
          <table:table-cell/>
          <table:table-cell table:formula="of:=[.M5]/([.E5]+[.I5]+[.M5])" office:value-type="percentage" office:value="0.670661789669906" calcext:value-type="percentage">
            <text:p>67.07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72213" calcext:value-type="float">
            <text:p>72213</text:p>
          </table:table-cell>
          <table:table-cell office:value-type="float" office:value="55459" calcext:value-type="float">
            <text:p>55459</text:p>
          </table:table-cell>
          <table:table-cell office:value-type="float" office:value="16754" calcext:value-type="float">
            <text:p>16754</text:p>
          </table:table-cell>
          <table:table-cell/>
          <table:table-cell office:value-type="float" office:value="137747" calcext:value-type="float">
            <text:p>137747</text:p>
          </table:table-cell>
          <table:table-cell office:value-type="float" office:value="104058" calcext:value-type="float">
            <text:p>104058</text:p>
          </table:table-cell>
          <table:table-cell office:value-type="float" office:value="33689" calcext:value-type="float">
            <text:p>33689</text:p>
          </table:table-cell>
          <table:table-cell/>
          <table:table-cell office:value-type="float" office:value="530101" calcext:value-type="float">
            <text:p>530101</text:p>
          </table:table-cell>
          <table:table-cell office:value-type="float" office:value="424690" calcext:value-type="float">
            <text:p>424690</text:p>
          </table:table-cell>
          <table:table-cell office:value-type="float" office:value="105411" calcext:value-type="float">
            <text:p>105411</text:p>
          </table:table-cell>
          <table:table-cell/>
          <table:table-cell table:formula="of:=[.M6]/([.E6]+[.I6]+[.M6])" office:value-type="percentage" office:value="0.676344527570675" calcext:value-type="percentage">
            <text:p>67.63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74904" calcext:value-type="float">
            <text:p>74904</text:p>
          </table:table-cell>
          <table:table-cell office:value-type="float" office:value="59122" calcext:value-type="float">
            <text:p>59122</text:p>
          </table:table-cell>
          <table:table-cell office:value-type="float" office:value="15782" calcext:value-type="float">
            <text:p>15782</text:p>
          </table:table-cell>
          <table:table-cell/>
          <table:table-cell office:value-type="float" office:value="117619" calcext:value-type="float">
            <text:p>117619</text:p>
          </table:table-cell>
          <table:table-cell office:value-type="float" office:value="88216" calcext:value-type="float">
            <text:p>88216</text:p>
          </table:table-cell>
          <table:table-cell office:value-type="float" office:value="29403" calcext:value-type="float">
            <text:p>29403</text:p>
          </table:table-cell>
          <table:table-cell/>
          <table:table-cell office:value-type="float" office:value="534293" calcext:value-type="float">
            <text:p>534293</text:p>
          </table:table-cell>
          <table:table-cell office:value-type="float" office:value="426341" calcext:value-type="float">
            <text:p>426341</text:p>
          </table:table-cell>
          <table:table-cell office:value-type="float" office:value="107952" calcext:value-type="float">
            <text:p>107952</text:p>
          </table:table-cell>
          <table:table-cell/>
          <table:table-cell table:formula="of:=[.M7]/([.E7]+[.I7]+[.M7])" office:value-type="percentage" office:value="0.704937408986724" calcext:value-type="percentage">
            <text:p>70.49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59389" calcext:value-type="float">
            <text:p>59389</text:p>
          </table:table-cell>
          <table:table-cell office:value-type="float" office:value="45853" calcext:value-type="float">
            <text:p>45853</text:p>
          </table:table-cell>
          <table:table-cell office:value-type="float" office:value="13536" calcext:value-type="float">
            <text:p>13536</text:p>
          </table:table-cell>
          <table:table-cell/>
          <table:table-cell office:value-type="float" office:value="96934" calcext:value-type="float">
            <text:p>96934</text:p>
          </table:table-cell>
          <table:table-cell office:value-type="float" office:value="70101" calcext:value-type="float">
            <text:p>70101</text:p>
          </table:table-cell>
          <table:table-cell office:value-type="float" office:value="26833" calcext:value-type="float">
            <text:p>26833</text:p>
          </table:table-cell>
          <table:table-cell/>
          <table:table-cell office:value-type="float" office:value="539947" calcext:value-type="float">
            <text:p>539947</text:p>
          </table:table-cell>
          <table:table-cell office:value-type="float" office:value="430719" calcext:value-type="float">
            <text:p>430719</text:p>
          </table:table-cell>
          <table:table-cell office:value-type="float" office:value="109228" calcext:value-type="float">
            <text:p>109228</text:p>
          </table:table-cell>
          <table:table-cell/>
          <table:table-cell table:formula="of:=[.M8]/([.E8]+[.I8]+[.M8])" office:value-type="percentage" office:value="0.730148331851575" calcext:value-type="percentage">
            <text:p>73.01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57387" calcext:value-type="float">
            <text:p>57387</text:p>
          </table:table-cell>
          <table:table-cell office:value-type="float" office:value="42393" calcext:value-type="float">
            <text:p>42393</text:p>
          </table:table-cell>
          <table:table-cell office:value-type="float" office:value="14994" calcext:value-type="float">
            <text:p>14994</text:p>
          </table:table-cell>
          <table:table-cell/>
          <table:table-cell office:value-type="float" office:value="127353" calcext:value-type="float">
            <text:p>127353</text:p>
          </table:table-cell>
          <table:table-cell office:value-type="float" office:value="95760" calcext:value-type="float">
            <text:p>95760</text:p>
          </table:table-cell>
          <table:table-cell office:value-type="float" office:value="31593" calcext:value-type="float">
            <text:p>31593</text:p>
          </table:table-cell>
          <table:table-cell/>
          <table:table-cell office:value-type="float" office:value="539876" calcext:value-type="float">
            <text:p>539876</text:p>
          </table:table-cell>
          <table:table-cell office:value-type="float" office:value="432232" calcext:value-type="float">
            <text:p>432232</text:p>
          </table:table-cell>
          <table:table-cell office:value-type="float" office:value="107644" calcext:value-type="float">
            <text:p>107644</text:p>
          </table:table-cell>
          <table:table-cell/>
          <table:table-cell table:formula="of:=[.M9]/([.E9]+[.I9]+[.M9])" office:value-type="percentage" office:value="0.697940102832764" calcext:value-type="percentage">
            <text:p>69.79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74845" calcext:value-type="float">
            <text:p>74845</text:p>
          </table:table-cell>
          <table:table-cell office:value-type="float" office:value="59575" calcext:value-type="float">
            <text:p>59575</text:p>
          </table:table-cell>
          <table:table-cell office:value-type="float" office:value="15270" calcext:value-type="float">
            <text:p>15270</text:p>
          </table:table-cell>
          <table:table-cell/>
          <table:table-cell office:value-type="float" office:value="111479" calcext:value-type="float">
            <text:p>111479</text:p>
          </table:table-cell>
          <table:table-cell office:value-type="float" office:value="84804" calcext:value-type="float">
            <text:p>84804</text:p>
          </table:table-cell>
          <table:table-cell office:value-type="float" office:value="26675" calcext:value-type="float">
            <text:p>26675</text:p>
          </table:table-cell>
          <table:table-cell/>
          <table:table-cell office:value-type="float" office:value="540434" calcext:value-type="float">
            <text:p>540434</text:p>
          </table:table-cell>
          <table:table-cell office:value-type="float" office:value="430614" calcext:value-type="float">
            <text:p>430614</text:p>
          </table:table-cell>
          <table:table-cell office:value-type="float" office:value="109820" calcext:value-type="float">
            <text:p>109820</text:p>
          </table:table-cell>
          <table:table-cell/>
          <table:table-cell table:formula="of:=[.M10]/([.E10]+[.I10]+[.M10])" office:value-type="percentage" office:value="0.723618752676836" calcext:value-type="percentage">
            <text:p>72.36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70501" calcext:value-type="float">
            <text:p>70501</text:p>
          </table:table-cell>
          <table:table-cell office:value-type="float" office:value="53567" calcext:value-type="float">
            <text:p>53567</text:p>
          </table:table-cell>
          <table:table-cell office:value-type="float" office:value="16934" calcext:value-type="float">
            <text:p>16934</text:p>
          </table:table-cell>
          <table:table-cell/>
          <table:table-cell office:value-type="float" office:value="124291" calcext:value-type="float">
            <text:p>124291</text:p>
          </table:table-cell>
          <table:table-cell office:value-type="float" office:value="94300" calcext:value-type="float">
            <text:p>94300</text:p>
          </table:table-cell>
          <table:table-cell office:value-type="float" office:value="29991" calcext:value-type="float">
            <text:p>29991</text:p>
          </table:table-cell>
          <table:table-cell/>
          <table:table-cell office:value-type="float" office:value="535156" calcext:value-type="float">
            <text:p>535156</text:p>
          </table:table-cell>
          <table:table-cell office:value-type="float" office:value="428346" calcext:value-type="float">
            <text:p>428346</text:p>
          </table:table-cell>
          <table:table-cell office:value-type="float" office:value="106810" calcext:value-type="float">
            <text:p>106810</text:p>
          </table:table-cell>
          <table:table-cell/>
          <table:table-cell table:formula="of:=[.M11]/([.E11]+[.I11]+[.M11])" office:value-type="percentage" office:value="0.6947669691352" calcext:value-type="percentage">
            <text:p>69.48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33323" calcext:value-type="float">
            <text:p>33323</text:p>
          </table:table-cell>
          <table:table-cell office:value-type="float" office:value="25650" calcext:value-type="float">
            <text:p>25650</text:p>
          </table:table-cell>
          <table:table-cell office:value-type="float" office:value="7673" calcext:value-type="float">
            <text:p>7673</text:p>
          </table:table-cell>
          <table:table-cell/>
          <table:table-cell office:value-type="float" office:value="98920" calcext:value-type="float">
            <text:p>98920</text:p>
          </table:table-cell>
          <table:table-cell office:value-type="float" office:value="73602" calcext:value-type="float">
            <text:p>73602</text:p>
          </table:table-cell>
          <table:table-cell office:value-type="float" office:value="25318" calcext:value-type="float">
            <text:p>25318</text:p>
          </table:table-cell>
          <table:table-cell/>
          <table:table-cell office:value-type="float" office:value="552354" calcext:value-type="float">
            <text:p>552354</text:p>
          </table:table-cell>
          <table:table-cell office:value-type="float" office:value="441433" calcext:value-type="float">
            <text:p>441433</text:p>
          </table:table-cell>
          <table:table-cell office:value-type="float" office:value="110921" calcext:value-type="float">
            <text:p>110921</text:p>
          </table:table-cell>
          <table:table-cell/>
          <table:table-cell table:formula="of:=[.M12]/([.E12]+[.I12]+[.M12])" office:value-type="percentage" office:value="0.770755739618656" calcext:value-type="percentage">
            <text:p>77.08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83734" calcext:value-type="float">
            <text:p>83734</text:p>
          </table:table-cell>
          <table:table-cell office:value-type="float" office:value="65260" calcext:value-type="float">
            <text:p>65260</text:p>
          </table:table-cell>
          <table:table-cell office:value-type="float" office:value="18474" calcext:value-type="float">
            <text:p>18474</text:p>
          </table:table-cell>
          <table:table-cell/>
          <table:table-cell office:value-type="float" office:value="118752" calcext:value-type="float">
            <text:p>118752</text:p>
          </table:table-cell>
          <table:table-cell office:value-type="float" office:value="88782" calcext:value-type="float">
            <text:p>88782</text:p>
          </table:table-cell>
          <table:table-cell office:value-type="float" office:value="29970" calcext:value-type="float">
            <text:p>29970</text:p>
          </table:table-cell>
          <table:table-cell/>
          <table:table-cell office:value-type="float" office:value="533424" calcext:value-type="float">
            <text:p>533424</text:p>
          </table:table-cell>
          <table:table-cell office:value-type="float" office:value="427472" calcext:value-type="float">
            <text:p>427472</text:p>
          </table:table-cell>
          <table:table-cell office:value-type="float" office:value="105952" calcext:value-type="float">
            <text:p>105952</text:p>
          </table:table-cell>
          <table:table-cell/>
          <table:table-cell table:formula="of:=[.M13]/([.E13]+[.I13]+[.M13])" office:value-type="percentage" office:value="0.686235394699345" calcext:value-type="percentage">
            <text:p>68.62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81300" calcext:value-type="float">
            <text:p>81300</text:p>
          </table:table-cell>
          <table:table-cell office:value-type="float" office:value="63450" calcext:value-type="float">
            <text:p>63450</text:p>
          </table:table-cell>
          <table:table-cell office:value-type="float" office:value="17850" calcext:value-type="float">
            <text:p>17850</text:p>
          </table:table-cell>
          <table:table-cell/>
          <table:table-cell office:value-type="float" office:value="116490" calcext:value-type="float">
            <text:p>116490</text:p>
          </table:table-cell>
          <table:table-cell office:value-type="float" office:value="85919" calcext:value-type="float">
            <text:p>85919</text:p>
          </table:table-cell>
          <table:table-cell office:value-type="float" office:value="30571" calcext:value-type="float">
            <text:p>30571</text:p>
          </table:table-cell>
          <table:table-cell/>
          <table:table-cell office:value-type="float" office:value="534690" calcext:value-type="float">
            <text:p>534690</text:p>
          </table:table-cell>
          <table:table-cell office:value-type="float" office:value="428013" calcext:value-type="float">
            <text:p>428013</text:p>
          </table:table-cell>
          <table:table-cell office:value-type="float" office:value="106677" calcext:value-type="float">
            <text:p>106677</text:p>
          </table:table-cell>
          <table:table-cell/>
          <table:table-cell table:formula="of:=[.M14]/([.E14]+[.I14]+[.M14])" office:value-type="percentage" office:value="0.687803840152678" calcext:value-type="percentage">
            <text:p>68.78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34244" calcext:value-type="float">
            <text:p>34244</text:p>
          </table:table-cell>
          <table:table-cell office:value-type="float" office:value="26238" calcext:value-type="float">
            <text:p>26238</text:p>
          </table:table-cell>
          <table:table-cell office:value-type="float" office:value="8006" calcext:value-type="float">
            <text:p>8006</text:p>
          </table:table-cell>
          <table:table-cell/>
          <table:table-cell office:value-type="float" office:value="110377" calcext:value-type="float">
            <text:p>110377</text:p>
          </table:table-cell>
          <table:table-cell office:value-type="float" office:value="81934" calcext:value-type="float">
            <text:p>81934</text:p>
          </table:table-cell>
          <table:table-cell office:value-type="float" office:value="28443" calcext:value-type="float">
            <text:p>28443</text:p>
          </table:table-cell>
          <table:table-cell/>
          <table:table-cell office:value-type="float" office:value="550720" calcext:value-type="float">
            <text:p>550720</text:p>
          </table:table-cell>
          <table:table-cell office:value-type="float" office:value="440683" calcext:value-type="float">
            <text:p>440683</text:p>
          </table:table-cell>
          <table:table-cell office:value-type="float" office:value="110037" calcext:value-type="float">
            <text:p>110037</text:p>
          </table:table-cell>
          <table:table-cell/>
          <table:table-cell table:formula="of:=[.M15]/([.E15]+[.I15]+[.M15])" office:value-type="percentage" office:value="0.751177586936636" calcext:value-type="percentage">
            <text:p>75.12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53611" calcext:value-type="float">
            <text:p>53611</text:p>
          </table:table-cell>
          <table:table-cell office:value-type="float" office:value="39993" calcext:value-type="float">
            <text:p>39993</text:p>
          </table:table-cell>
          <table:table-cell office:value-type="float" office:value="13618" calcext:value-type="float">
            <text:p>13618</text:p>
          </table:table-cell>
          <table:table-cell/>
          <table:table-cell office:value-type="float" office:value="155376" calcext:value-type="float">
            <text:p>155376</text:p>
          </table:table-cell>
          <table:table-cell office:value-type="float" office:value="116872" calcext:value-type="float">
            <text:p>116872</text:p>
          </table:table-cell>
          <table:table-cell office:value-type="float" office:value="38504" calcext:value-type="float">
            <text:p>38504</text:p>
          </table:table-cell>
          <table:table-cell/>
          <table:table-cell office:value-type="float" office:value="528650" calcext:value-type="float">
            <text:p>528650</text:p>
          </table:table-cell>
          <table:table-cell office:value-type="float" office:value="424181" calcext:value-type="float">
            <text:p>424181</text:p>
          </table:table-cell>
          <table:table-cell office:value-type="float" office:value="104469" calcext:value-type="float">
            <text:p>104469</text:p>
          </table:table-cell>
          <table:table-cell/>
          <table:table-cell table:formula="of:=[.M16]/([.E16]+[.I16]+[.M16])" office:value-type="percentage" office:value="0.667145621395866" calcext:value-type="percentage">
            <text:p>66.71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46993" calcext:value-type="float">
            <text:p>46993</text:p>
          </table:table-cell>
          <table:table-cell office:value-type="float" office:value="36646" calcext:value-type="float">
            <text:p>36646</text:p>
          </table:table-cell>
          <table:table-cell office:value-type="float" office:value="10347" calcext:value-type="float">
            <text:p>10347</text:p>
          </table:table-cell>
          <table:table-cell/>
          <table:table-cell office:value-type="float" office:value="153171" calcext:value-type="float">
            <text:p>153171</text:p>
          </table:table-cell>
          <table:table-cell office:value-type="float" office:value="115033" calcext:value-type="float">
            <text:p>115033</text:p>
          </table:table-cell>
          <table:table-cell office:value-type="float" office:value="38138" calcext:value-type="float">
            <text:p>38138</text:p>
          </table:table-cell>
          <table:table-cell/>
          <table:table-cell office:value-type="float" office:value="531095" calcext:value-type="float">
            <text:p>531095</text:p>
          </table:table-cell>
          <table:table-cell office:value-type="float" office:value="425350" calcext:value-type="float">
            <text:p>425350</text:p>
          </table:table-cell>
          <table:table-cell office:value-type="float" office:value="105745" calcext:value-type="float">
            <text:p>105745</text:p>
          </table:table-cell>
          <table:table-cell/>
          <table:table-cell table:formula="of:=[.M17]/([.E17]+[.I17]+[.M17])" office:value-type="percentage" office:value="0.685631848537898" calcext:value-type="percentage">
            <text:p>68.56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68070" calcext:value-type="float">
            <text:p>68070</text:p>
          </table:table-cell>
          <table:table-cell office:value-type="float" office:value="52220" calcext:value-type="float">
            <text:p>52220</text:p>
          </table:table-cell>
          <table:table-cell office:value-type="float" office:value="15850" calcext:value-type="float">
            <text:p>15850</text:p>
          </table:table-cell>
          <table:table-cell/>
          <table:table-cell office:value-type="float" office:value="144706" calcext:value-type="float">
            <text:p>144706</text:p>
          </table:table-cell>
          <table:table-cell office:value-type="float" office:value="108543" calcext:value-type="float">
            <text:p>108543</text:p>
          </table:table-cell>
          <table:table-cell office:value-type="float" office:value="36163" calcext:value-type="float">
            <text:p>36163</text:p>
          </table:table-cell>
          <table:table-cell/>
          <table:table-cell office:value-type="float" office:value="526785" calcext:value-type="float">
            <text:p>526785</text:p>
          </table:table-cell>
          <table:table-cell office:value-type="float" office:value="422491" calcext:value-type="float">
            <text:p>422491</text:p>
          </table:table-cell>
          <table:table-cell office:value-type="float" office:value="104294" calcext:value-type="float">
            <text:p>104294</text:p>
          </table:table-cell>
          <table:table-cell/>
          <table:table-cell table:formula="of:=[.M18]/([.E18]+[.I18]+[.M18])" office:value-type="percentage" office:value="0.667238191507738" calcext:value-type="percentage">
            <text:p>66.72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41810" calcext:value-type="float">
            <text:p>41810</text:p>
          </table:table-cell>
          <table:table-cell office:value-type="float" office:value="32473" calcext:value-type="float">
            <text:p>32473</text:p>
          </table:table-cell>
          <table:table-cell office:value-type="float" office:value="9337" calcext:value-type="float">
            <text:p>9337</text:p>
          </table:table-cell>
          <table:table-cell/>
          <table:table-cell office:value-type="float" office:value="143585" calcext:value-type="float">
            <text:p>143585</text:p>
          </table:table-cell>
          <table:table-cell office:value-type="float" office:value="106933" calcext:value-type="float">
            <text:p>106933</text:p>
          </table:table-cell>
          <table:table-cell office:value-type="float" office:value="36652" calcext:value-type="float">
            <text:p>36652</text:p>
          </table:table-cell>
          <table:table-cell/>
          <table:table-cell office:value-type="float" office:value="550786" calcext:value-type="float">
            <text:p>550786</text:p>
          </table:table-cell>
          <table:table-cell office:value-type="float" office:value="441897" calcext:value-type="float">
            <text:p>441897</text:p>
          </table:table-cell>
          <table:table-cell office:value-type="float" office:value="108889" calcext:value-type="float">
            <text:p>108889</text:p>
          </table:table-cell>
          <table:table-cell/>
          <table:table-cell table:formula="of:=[.M19]/([.E19]+[.I19]+[.M19])" office:value-type="percentage" office:value="0.703063056082852" calcext:value-type="percentage">
            <text:p>70.31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59683" calcext:value-type="float">
            <text:p>59683</text:p>
          </table:table-cell>
          <table:table-cell office:value-type="float" office:value="45604" calcext:value-type="float">
            <text:p>45604</text:p>
          </table:table-cell>
          <table:table-cell office:value-type="float" office:value="14079" calcext:value-type="float">
            <text:p>14079</text:p>
          </table:table-cell>
          <table:table-cell/>
          <table:table-cell office:value-type="float" office:value="152978" calcext:value-type="float">
            <text:p>152978</text:p>
          </table:table-cell>
          <table:table-cell office:value-type="float" office:value="116800" calcext:value-type="float">
            <text:p>116800</text:p>
          </table:table-cell>
          <table:table-cell office:value-type="float" office:value="36178" calcext:value-type="float">
            <text:p>36178</text:p>
          </table:table-cell>
          <table:table-cell/>
          <table:table-cell office:value-type="float" office:value="525125" calcext:value-type="float">
            <text:p>525125</text:p>
          </table:table-cell>
          <table:table-cell office:value-type="float" office:value="420370" calcext:value-type="float">
            <text:p>420370</text:p>
          </table:table-cell>
          <table:table-cell office:value-type="float" office:value="104755" calcext:value-type="float">
            <text:p>104755</text:p>
          </table:table-cell>
          <table:table-cell/>
          <table:table-cell table:formula="of:=[.M20]/([.E20]+[.I20]+[.M20])" office:value-type="percentage" office:value="0.67578639073104" calcext:value-type="percentage">
            <text:p>67.58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55816" calcext:value-type="float">
            <text:p>55816</text:p>
          </table:table-cell>
          <table:table-cell office:value-type="float" office:value="42139" calcext:value-type="float">
            <text:p>42139</text:p>
          </table:table-cell>
          <table:table-cell office:value-type="float" office:value="13677" calcext:value-type="float">
            <text:p>13677</text:p>
          </table:table-cell>
          <table:table-cell/>
          <table:table-cell office:value-type="float" office:value="153164" calcext:value-type="float">
            <text:p>153164</text:p>
          </table:table-cell>
          <table:table-cell office:value-type="float" office:value="114898" calcext:value-type="float">
            <text:p>114898</text:p>
          </table:table-cell>
          <table:table-cell office:value-type="float" office:value="38266" calcext:value-type="float">
            <text:p>38266</text:p>
          </table:table-cell>
          <table:table-cell/>
          <table:table-cell office:value-type="float" office:value="524227" calcext:value-type="float">
            <text:p>524227</text:p>
          </table:table-cell>
          <table:table-cell office:value-type="float" office:value="420417" calcext:value-type="float">
            <text:p>420417</text:p>
          </table:table-cell>
          <table:table-cell office:value-type="float" office:value="103810" calcext:value-type="float">
            <text:p>103810</text:p>
          </table:table-cell>
          <table:table-cell/>
          <table:table-cell table:formula="of:=[.M21]/([.E21]+[.I21]+[.M21])" office:value-type="percentage" office:value="0.66650401597401" calcext:value-type="percentage">
            <text:p>66.65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67557" calcext:value-type="float">
            <text:p>67557</text:p>
          </table:table-cell>
          <table:table-cell office:value-type="float" office:value="51502" calcext:value-type="float">
            <text:p>51502</text:p>
          </table:table-cell>
          <table:table-cell office:value-type="float" office:value="16055" calcext:value-type="float">
            <text:p>16055</text:p>
          </table:table-cell>
          <table:table-cell/>
          <table:table-cell office:value-type="float" office:value="139581" calcext:value-type="float">
            <text:p>139581</text:p>
          </table:table-cell>
          <table:table-cell office:value-type="float" office:value="105527" calcext:value-type="float">
            <text:p>105527</text:p>
          </table:table-cell>
          <table:table-cell office:value-type="float" office:value="34054" calcext:value-type="float">
            <text:p>34054</text:p>
          </table:table-cell>
          <table:table-cell/>
          <table:table-cell office:value-type="float" office:value="525999" calcext:value-type="float">
            <text:p>525999</text:p>
          </table:table-cell>
          <table:table-cell office:value-type="float" office:value="421219" calcext:value-type="float">
            <text:p>421219</text:p>
          </table:table-cell>
          <table:table-cell office:value-type="float" office:value="104780" calcext:value-type="float">
            <text:p>104780</text:p>
          </table:table-cell>
          <table:table-cell/>
          <table:table-cell table:formula="of:=[.M22]/([.E22]+[.I22]+[.M22])" office:value-type="percentage" office:value="0.676484450154627" calcext:value-type="percentage">
            <text:p>67.65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42968" calcext:value-type="float">
            <text:p>42968</text:p>
          </table:table-cell>
          <table:table-cell office:value-type="float" office:value="33277" calcext:value-type="float">
            <text:p>33277</text:p>
          </table:table-cell>
          <table:table-cell office:value-type="float" office:value="9691" calcext:value-type="float">
            <text:p>9691</text:p>
          </table:table-cell>
          <table:table-cell/>
          <table:table-cell office:value-type="float" office:value="75989" calcext:value-type="float">
            <text:p>75989</text:p>
          </table:table-cell>
          <table:table-cell office:value-type="float" office:value="60664" calcext:value-type="float">
            <text:p>60664</text:p>
          </table:table-cell>
          <table:table-cell office:value-type="float" office:value="15325" calcext:value-type="float">
            <text:p>15325</text:p>
          </table:table-cell>
          <table:table-cell/>
          <table:table-cell office:value-type="float" office:value="555988" calcext:value-type="float">
            <text:p>555988</text:p>
          </table:table-cell>
          <table:table-cell office:value-type="float" office:value="440399" calcext:value-type="float">
            <text:p>440399</text:p>
          </table:table-cell>
          <table:table-cell office:value-type="float" office:value="115589" calcext:value-type="float">
            <text:p>115589</text:p>
          </table:table-cell>
          <table:table-cell/>
          <table:table-cell table:formula="of:=[.M23]/([.E23]+[.I23]+[.M23])" office:value-type="percentage" office:value="0.822083140713346" calcext:value-type="percentage">
            <text:p>82.21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58576" calcext:value-type="float">
            <text:p>58576</text:p>
          </table:table-cell>
          <table:table-cell office:value-type="float" office:value="43641" calcext:value-type="float">
            <text:p>43641</text:p>
          </table:table-cell>
          <table:table-cell office:value-type="float" office:value="14935" calcext:value-type="float">
            <text:p>14935</text:p>
          </table:table-cell>
          <table:table-cell/>
          <table:table-cell office:value-type="float" office:value="141694" calcext:value-type="float">
            <text:p>141694</text:p>
          </table:table-cell>
          <table:table-cell office:value-type="float" office:value="107686" calcext:value-type="float">
            <text:p>107686</text:p>
          </table:table-cell>
          <table:table-cell office:value-type="float" office:value="34008" calcext:value-type="float">
            <text:p>34008</text:p>
          </table:table-cell>
          <table:table-cell/>
          <table:table-cell office:value-type="float" office:value="527973" calcext:value-type="float">
            <text:p>527973</text:p>
          </table:table-cell>
          <table:table-cell office:value-type="float" office:value="423611" calcext:value-type="float">
            <text:p>423611</text:p>
          </table:table-cell>
          <table:table-cell office:value-type="float" office:value="104362" calcext:value-type="float">
            <text:p>104362</text:p>
          </table:table-cell>
          <table:table-cell/>
          <table:table-cell table:formula="of:=[.M24]/([.E24]+[.I24]+[.M24])" office:value-type="percentage" office:value="0.680747529434787" calcext:value-type="percentage">
            <text:p>68.07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52907" calcext:value-type="float">
            <text:p>52907</text:p>
          </table:table-cell>
          <table:table-cell office:value-type="float" office:value="40018" calcext:value-type="float">
            <text:p>40018</text:p>
          </table:table-cell>
          <table:table-cell office:value-type="float" office:value="12889" calcext:value-type="float">
            <text:p>12889</text:p>
          </table:table-cell>
          <table:table-cell/>
          <table:table-cell office:value-type="float" office:value="153442" calcext:value-type="float">
            <text:p>153442</text:p>
          </table:table-cell>
          <table:table-cell office:value-type="float" office:value="114811" calcext:value-type="float">
            <text:p>114811</text:p>
          </table:table-cell>
          <table:table-cell office:value-type="float" office:value="38631" calcext:value-type="float">
            <text:p>38631</text:p>
          </table:table-cell>
          <table:table-cell/>
          <table:table-cell office:value-type="float" office:value="525948" calcext:value-type="float">
            <text:p>525948</text:p>
          </table:table-cell>
          <table:table-cell office:value-type="float" office:value="421615" calcext:value-type="float">
            <text:p>421615</text:p>
          </table:table-cell>
          <table:table-cell office:value-type="float" office:value="104333" calcext:value-type="float">
            <text:p>104333</text:p>
          </table:table-cell>
          <table:table-cell/>
          <table:table-cell table:formula="of:=[.M25]/([.E25]+[.I25]+[.M25])" office:value-type="percentage" office:value="0.669432093062052" calcext:value-type="percentage">
            <text:p>66.94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81592" calcext:value-type="float">
            <text:p>81592</text:p>
          </table:table-cell>
          <table:table-cell office:value-type="float" office:value="63228" calcext:value-type="float">
            <text:p>63228</text:p>
          </table:table-cell>
          <table:table-cell office:value-type="float" office:value="18364" calcext:value-type="float">
            <text:p>18364</text:p>
          </table:table-cell>
          <table:table-cell/>
          <table:table-cell office:value-type="float" office:value="124382" calcext:value-type="float">
            <text:p>124382</text:p>
          </table:table-cell>
          <table:table-cell office:value-type="float" office:value="91784" calcext:value-type="float">
            <text:p>91784</text:p>
          </table:table-cell>
          <table:table-cell office:value-type="float" office:value="32598" calcext:value-type="float">
            <text:p>32598</text:p>
          </table:table-cell>
          <table:table-cell/>
          <table:table-cell office:value-type="float" office:value="526304" calcext:value-type="float">
            <text:p>526304</text:p>
          </table:table-cell>
          <table:table-cell office:value-type="float" office:value="421682" calcext:value-type="float">
            <text:p>421682</text:p>
          </table:table-cell>
          <table:table-cell office:value-type="float" office:value="104622" calcext:value-type="float">
            <text:p>104622</text:p>
          </table:table-cell>
          <table:table-cell/>
          <table:table-cell table:formula="of:=[.M26]/([.E26]+[.I26]+[.M26])" office:value-type="percentage" office:value="0.672447038255862" calcext:value-type="percentage">
            <text:p>67.24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60919" calcext:value-type="float">
            <text:p>60919</text:p>
          </table:table-cell>
          <table:table-cell office:value-type="float" office:value="46036" calcext:value-type="float">
            <text:p>46036</text:p>
          </table:table-cell>
          <table:table-cell office:value-type="float" office:value="14883" calcext:value-type="float">
            <text:p>14883</text:p>
          </table:table-cell>
          <table:table-cell/>
          <table:table-cell office:value-type="float" office:value="140234" calcext:value-type="float">
            <text:p>140234</text:p>
          </table:table-cell>
          <table:table-cell office:value-type="float" office:value="107253" calcext:value-type="float">
            <text:p>107253</text:p>
          </table:table-cell>
          <table:table-cell office:value-type="float" office:value="32981" calcext:value-type="float">
            <text:p>32981</text:p>
          </table:table-cell>
          <table:table-cell/>
          <table:table-cell office:value-type="float" office:value="533800" calcext:value-type="float">
            <text:p>533800</text:p>
          </table:table-cell>
          <table:table-cell office:value-type="float" office:value="427222" calcext:value-type="float">
            <text:p>427222</text:p>
          </table:table-cell>
          <table:table-cell office:value-type="float" office:value="106578" calcext:value-type="float">
            <text:p>106578</text:p>
          </table:table-cell>
          <table:table-cell/>
          <table:table-cell table:formula="of:=[.M27]/([.E27]+[.I27]+[.M27])" office:value-type="percentage" office:value="0.690084303492573" calcext:value-type="percentage">
            <text:p>69.01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57226" calcext:value-type="float">
            <text:p>57226</text:p>
          </table:table-cell>
          <table:table-cell office:value-type="float" office:value="44788" calcext:value-type="float">
            <text:p>44788</text:p>
          </table:table-cell>
          <table:table-cell office:value-type="float" office:value="12438" calcext:value-type="float">
            <text:p>12438</text:p>
          </table:table-cell>
          <table:table-cell/>
          <table:table-cell office:value-type="float" office:value="98027" calcext:value-type="float">
            <text:p>98027</text:p>
          </table:table-cell>
          <table:table-cell office:value-type="float" office:value="72382" calcext:value-type="float">
            <text:p>72382</text:p>
          </table:table-cell>
          <table:table-cell office:value-type="float" office:value="25645" calcext:value-type="float">
            <text:p>25645</text:p>
          </table:table-cell>
          <table:table-cell/>
          <table:table-cell office:value-type="float" office:value="555982" calcext:value-type="float">
            <text:p>555982</text:p>
          </table:table-cell>
          <table:table-cell office:value-type="float" office:value="444212" calcext:value-type="float">
            <text:p>444212</text:p>
          </table:table-cell>
          <table:table-cell office:value-type="float" office:value="111770" calcext:value-type="float">
            <text:p>111770</text:p>
          </table:table-cell>
          <table:table-cell/>
          <table:table-cell table:formula="of:=[.M28]/([.E28]+[.I28]+[.M28])" office:value-type="percentage" office:value="0.745864280328055" calcext:value-type="percentage">
            <text:p>74.59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58394" calcext:value-type="float">
            <text:p>58394</text:p>
          </table:table-cell>
          <table:table-cell office:value-type="float" office:value="44064" calcext:value-type="float">
            <text:p>44064</text:p>
          </table:table-cell>
          <table:table-cell office:value-type="float" office:value="14330" calcext:value-type="float">
            <text:p>14330</text:p>
          </table:table-cell>
          <table:table-cell/>
          <table:table-cell office:value-type="float" office:value="154942" calcext:value-type="float">
            <text:p>154942</text:p>
          </table:table-cell>
          <table:table-cell office:value-type="float" office:value="116417" calcext:value-type="float">
            <text:p>116417</text:p>
          </table:table-cell>
          <table:table-cell office:value-type="float" office:value="38525" calcext:value-type="float">
            <text:p>38525</text:p>
          </table:table-cell>
          <table:table-cell/>
          <table:table-cell office:value-type="float" office:value="532674" calcext:value-type="float">
            <text:p>532674</text:p>
          </table:table-cell>
          <table:table-cell office:value-type="float" office:value="426584" calcext:value-type="float">
            <text:p>426584</text:p>
          </table:table-cell>
          <table:table-cell office:value-type="float" office:value="106090" calcext:value-type="float">
            <text:p>106090</text:p>
          </table:table-cell>
          <table:table-cell/>
          <table:table-cell table:formula="of:=[.M29]/([.E29]+[.I29]+[.M29])" office:value-type="percentage" office:value="0.667463588033596" calcext:value-type="percentage">
            <text:p>66.75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47658" calcext:value-type="float">
            <text:p>47658</text:p>
          </table:table-cell>
          <table:table-cell office:value-type="float" office:value="34514" calcext:value-type="float">
            <text:p>34514</text:p>
          </table:table-cell>
          <table:table-cell office:value-type="float" office:value="13144" calcext:value-type="float">
            <text:p>13144</text:p>
          </table:table-cell>
          <table:table-cell/>
          <table:table-cell office:value-type="float" office:value="148987" calcext:value-type="float">
            <text:p>148987</text:p>
          </table:table-cell>
          <table:table-cell office:value-type="float" office:value="111471" calcext:value-type="float">
            <text:p>111471</text:p>
          </table:table-cell>
          <table:table-cell office:value-type="float" office:value="37516" calcext:value-type="float">
            <text:p>37516</text:p>
          </table:table-cell>
          <table:table-cell/>
          <table:table-cell office:value-type="float" office:value="534011" calcext:value-type="float">
            <text:p>534011</text:p>
          </table:table-cell>
          <table:table-cell office:value-type="float" office:value="428730" calcext:value-type="float">
            <text:p>428730</text:p>
          </table:table-cell>
          <table:table-cell office:value-type="float" office:value="105281" calcext:value-type="float">
            <text:p>105281</text:p>
          </table:table-cell>
          <table:table-cell/>
          <table:table-cell table:formula="of:=[.M30]/([.E30]+[.I30]+[.M30])" office:value-type="percentage" office:value="0.675133544096806" calcext:value-type="percentage">
            <text:p>67.51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62490" calcext:value-type="float">
            <text:p>62490</text:p>
          </table:table-cell>
          <table:table-cell office:value-type="float" office:value="47226" calcext:value-type="float">
            <text:p>47226</text:p>
          </table:table-cell>
          <table:table-cell office:value-type="float" office:value="15264" calcext:value-type="float">
            <text:p>15264</text:p>
          </table:table-cell>
          <table:table-cell/>
          <table:table-cell office:value-type="float" office:value="149503" calcext:value-type="float">
            <text:p>149503</text:p>
          </table:table-cell>
          <table:table-cell office:value-type="float" office:value="112238" calcext:value-type="float">
            <text:p>112238</text:p>
          </table:table-cell>
          <table:table-cell office:value-type="float" office:value="37265" calcext:value-type="float">
            <text:p>37265</text:p>
          </table:table-cell>
          <table:table-cell/>
          <table:table-cell office:value-type="float" office:value="524281" calcext:value-type="float">
            <text:p>524281</text:p>
          </table:table-cell>
          <table:table-cell office:value-type="float" office:value="420073" calcext:value-type="float">
            <text:p>420073</text:p>
          </table:table-cell>
          <table:table-cell office:value-type="float" office:value="104208" calcext:value-type="float">
            <text:p>104208</text:p>
          </table:table-cell>
          <table:table-cell/>
          <table:table-cell table:formula="of:=[.M31]/([.E31]+[.I31]+[.M31])" office:value-type="percentage" office:value="0.664858967569878" calcext:value-type="percentage">
            <text:p>66.49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72223" calcext:value-type="float">
            <text:p>72223</text:p>
          </table:table-cell>
          <table:table-cell office:value-type="float" office:value="55377" calcext:value-type="float">
            <text:p>55377</text:p>
          </table:table-cell>
          <table:table-cell office:value-type="float" office:value="16846" calcext:value-type="float">
            <text:p>16846</text:p>
          </table:table-cell>
          <table:table-cell/>
          <table:table-cell office:value-type="float" office:value="133571" calcext:value-type="float">
            <text:p>133571</text:p>
          </table:table-cell>
          <table:table-cell office:value-type="float" office:value="100581" calcext:value-type="float">
            <text:p>100581</text:p>
          </table:table-cell>
          <table:table-cell office:value-type="float" office:value="32990" calcext:value-type="float">
            <text:p>32990</text:p>
          </table:table-cell>
          <table:table-cell/>
          <table:table-cell office:value-type="float" office:value="527037" calcext:value-type="float">
            <text:p>527037</text:p>
          </table:table-cell>
          <table:table-cell office:value-type="float" office:value="422217" calcext:value-type="float">
            <text:p>422217</text:p>
          </table:table-cell>
          <table:table-cell office:value-type="float" office:value="104820" calcext:value-type="float">
            <text:p>104820</text:p>
          </table:table-cell>
          <table:table-cell/>
          <table:table-cell table:formula="of:=[.M32]/([.E32]+[.I32]+[.M32])" office:value-type="percentage" office:value="0.67776225946617" calcext:value-type="percentage">
            <text:p>67.78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46167" calcext:value-type="float">
            <text:p>46167</text:p>
          </table:table-cell>
          <table:table-cell office:value-type="float" office:value="35817" calcext:value-type="float">
            <text:p>35817</text:p>
          </table:table-cell>
          <table:table-cell office:value-type="float" office:value="10350" calcext:value-type="float">
            <text:p>10350</text:p>
          </table:table-cell>
          <table:table-cell/>
          <table:table-cell office:value-type="float" office:value="142718" calcext:value-type="float">
            <text:p>142718</text:p>
          </table:table-cell>
          <table:table-cell office:value-type="float" office:value="108726" calcext:value-type="float">
            <text:p>108726</text:p>
          </table:table-cell>
          <table:table-cell office:value-type="float" office:value="33992" calcext:value-type="float">
            <text:p>33992</text:p>
          </table:table-cell>
          <table:table-cell/>
          <table:table-cell office:value-type="float" office:value="530030" calcext:value-type="float">
            <text:p>530030</text:p>
          </table:table-cell>
          <table:table-cell office:value-type="float" office:value="423317" calcext:value-type="float">
            <text:p>423317</text:p>
          </table:table-cell>
          <table:table-cell office:value-type="float" office:value="106713" calcext:value-type="float">
            <text:p>106713</text:p>
          </table:table-cell>
          <table:table-cell/>
          <table:table-cell table:formula="of:=[.M33]/([.E33]+[.I33]+[.M33])" office:value-type="percentage" office:value="0.706451292575552" calcext:value-type="percentage">
            <text:p>70.6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1T14:53:23.400773012</dc:date>
    <meta:editing-duration>PT1M17S</meta:editing-duration>
    <meta:editing-cycles>1</meta:editing-cycles>
    <meta:document-statistic meta:table-count="1" meta:cell-count="395" meta:object-count="0"/>
    <meta:generator>LibreOffice/5.1.6.2$Linux_X86_64 LibreOffice_project/10m0$Build-2</meta:generator>
  </office:meta>
</office:document-meta>
</file>